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language="en" fo:country="US"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fo:font-style="normal" style:font-style-asian="normal" style:font-style-complex="normal"/>
    </style:style>
    <style:style style:name="P7"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9" style:family="paragraph" style:parent-style-name="Standard" style:list-style-name="L1">
      <style:paragraph-properties fo:text-align="start" style:justify-single-word="false"/>
      <style:text-properties fo:font-style="normal" style:font-style-asian="normal" style:font-style-complex="normal"/>
    </style:style>
    <style:style style:name="P10" style:family="paragraph" style:parent-style-name="Standard" style:list-style-name="L2">
      <style:paragraph-properties fo:text-align="start" style:justify-single-word="false"/>
      <style:text-properties fo:font-style="normal" style:font-style-asian="normal" style:font-style-complex="normal"/>
    </style:style>
    <style:style style:name="P11" style:family="paragraph" style:parent-style-name="Standard" style:list-style-name="L3">
      <style:paragraph-properties fo:text-align="start" style:justify-single-word="false"/>
      <style:text-properties fo:font-style="normal" style:font-style-asian="normal" style:font-style-complex="normal"/>
    </style:style>
    <style:style style:name="P12" style:family="paragraph" style:parent-style-name="Standard" style:list-style-name="L4">
      <style:paragraph-properties fo:text-align="start" style:justify-single-word="false"/>
      <style:text-properties fo:font-style="normal" style:font-style-asian="normal" style:font-style-complex="normal"/>
    </style:style>
    <style:style style:name="P13" style:family="paragraph" style:parent-style-name="Standard" style:list-style-name="L5">
      <style:paragraph-properties fo:text-align="start" style:justify-single-word="false"/>
      <style:text-properties fo:font-style="normal" style:font-style-asian="normal" style:font-style-complex="normal"/>
    </style:style>
    <style:style style:name="P14" style:family="paragraph" style:parent-style-name="Standard" style:list-style-name="L6">
      <style:paragraph-properties fo:text-align="start" style:justify-single-word="false"/>
      <style:text-properties fo:font-style="normal" style:font-style-asian="normal" style:font-style-complex="normal"/>
    </style:style>
    <style:style style:name="P15"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16"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17"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18"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19"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20" style:family="paragraph" style:parent-style-name="Standard">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21" style:family="paragraph" style:parent-style-name="Standard" style:list-style-name="L11">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22" style:family="paragraph" style:parent-style-name="Standard" style:list-style-name="L12">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23" style:family="paragraph" style:parent-style-name="Standard" style:list-style-name="L13">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24" style:family="paragraph" style:parent-style-name="Standard" style:list-style-name="L14">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25" style:family="paragraph" style:parent-style-name="Standard" style:list-style-name="L1">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26" style:family="paragraph" style:parent-style-name="Standard" style:list-style-name="L15">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27" style:family="paragraph" style:parent-style-name="Standard" style:list-style-name="L16">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28" style:family="paragraph" style:parent-style-name="Standard" style:list-style-name="L17">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29" style:family="paragraph" style:parent-style-name="Standard" style:list-style-name="L17">
      <style:paragraph-properties fo:text-align="start" style:justify-single-word="false"/>
      <style:text-properties style:font-name="Lucida Console" fo:font-size="12pt" fo:language="en" fo:country="US" fo:font-style="normal" style:font-size-asian="12pt" style:font-style-asian="normal" style:font-size-complex="12pt" style:font-style-complex="normal"/>
    </style:style>
    <style:style style:name="P30" style:family="paragraph" style:parent-style-name="Standard">
      <style:paragraph-properties fo:text-align="start" style:justify-single-word="false"/>
      <style:text-properties fo:font-size="14pt" fo:language="en" fo:country="US" fo:font-style="italic" style:font-size-asian="14pt" style:font-style-asian="italic" style:font-size-complex="14pt" style:font-style-complex="italic"/>
    </style:style>
    <style:style style:name="P31" style:family="paragraph" style:parent-style-name="Standard" style:list-style-name="L19">
      <style:paragraph-properties fo:text-align="start" style:justify-single-word="false"/>
      <style:text-properties fo:font-size="14pt" fo:language="en" fo:country="US" fo:font-style="italic" style:font-size-asian="14pt" style:font-style-asian="italic" style:font-size-complex="14pt" style:font-style-complex="italic"/>
    </style:style>
    <style:style style:name="P32" style:family="paragraph" style:parent-style-name="Standard">
      <style:paragraph-properties fo:text-align="start" style:justify-single-word="false"/>
      <style:text-properties style:font-name="Times New Roman" fo:font-size="14pt" fo:language="en" fo:country="US" fo:font-style="italic" style:font-size-asian="14pt" style:font-style-asian="italic" style:font-size-complex="14pt" style:font-style-complex="italic"/>
    </style:style>
    <style:style style:name="P33" style:family="paragraph" style:parent-style-name="Standard" style:list-style-name="L18">
      <style:paragraph-properties fo:text-align="start" style:justify-single-word="false"/>
      <style:text-properties style:font-name="Times New Roman" fo:font-size="14pt" fo:language="en" fo:country="US" fo:font-style="italic" style:font-size-asian="14pt" style:font-style-asian="italic" style:font-size-complex="14pt"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4pt" style:font-size-asian="14pt" style:font-size-complex="14pt"/>
    </style:style>
    <style:style style:name="T4" style:family="text">
      <style:text-properties fo:font-size="12pt" fo:font-style="normal" style:font-size-asian="12pt" style:font-style-asian="normal" style:font-size-complex="12pt" style:font-style-complex="normal"/>
    </style:style>
    <style:style style:name="T5" style:family="text">
      <style:text-properties fo:language="en" fo:country="US"/>
    </style:style>
    <style:style style:name="T6" style:family="text">
      <style:text-properties style:font-name="Lucida Console"/>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61cm" fo:text-indent="-0.635cm" fo:margin-left="8.36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ructure of the Project</text:p>
      <text:p text:style-name="P1"/>
      <text:p text:style-name="P1">The project consists of several classes, all of which belong the the <text:span text:style-name="T1">cz.filipekt</text:span><text:span text:style-name="T2"> package. A basic delimitation of their purpose and functionality:</text:span></text:p>
      <text:p text:style-name="P6"/>
      <text:p text:style-name="P2"><text:span text:style-name="T3">cz.filipekt.Client</text:span> <text:span text:style-name="T2">(contains main method)</text:span></text:p>
      <text:list xml:id="list548120358223534015" text:style-name="L1">
        <text:list-item>
          <text:p text:style-name="P9">When this class is is run, the main method at first checks for parameters, if they contain configuration data (computer and port to connect to), it is used, else the program asks the user to enter the data on stdin. Then, a Client instance is created and work() method is called.</text:p>
        </text:list-item>
      </text:list>
      <text:p text:style-name="P6"/>
      <text:p text:style-name="P6">private void work()</text:p>
      <text:list xml:id="list5418912576370853662" text:style-name="L2">
        <text:list-item>
          <text:p text:style-name="P10">repeatedly calls serveOperation(), which serves one client request</text:p>
        </text:list-item>
      </text:list>
      <text:p text:style-name="P6"><text:s/>private boolean serveOperation()</text:p>
      <text:list xml:id="list7709914201451499554" text:style-name="L3">
        <text:list-item>
          <text:p text:style-name="P11">if there is no request specified in the program arguments, this method asks the user to enter one</text:p>
        </text:list-item>
        <text:list-item>
          <text:p text:style-name="P11">According to the request type, further processing is either done in place or redelegated to other methods.</text:p>
        </text:list-item>
      </text:list>
      <text:p text:style-name="P6">private Database getDB()</text:p>
      <text:list xml:id="list8404991075558717692" text:style-name="L4">
        <text:list-item>
          <text:p text:style-name="P12">sends a Requests.GET_LIST request to the server</text:p>
        </text:list-item>
        <text:list-item>
          <text:p text:style-name="P12">receives and returns a valid instance of Database class, that is used by the server at the moment</text:p>
        </text:list-item>
      </text:list>
      <text:p text:style-name="P6">private void serveAdd(List&lt;String&gt; request)</text:p>
      <text:list xml:id="list1184820139908180427" text:style-name="L5">
        <text:list-item>
          <text:p text:style-name="P13">a helper method to process an „add“ request</text:p>
        </text:list-item>
        <text:list-item>
          <text:p text:style-name="P13">the request is handed as a list, the original request line has been parsed into words</text:p>
        </text:list-item>
        <text:list-item>
          <text:p text:style-name="P13">at first the method makes sure the file to be added exists</text:p>
        </text:list-item>
        <text:list-item>
          <text:p text:style-name="P13">if the target path is not present under the specified name in the database, some requests of type Requests.CREAT_DIR and Requests.CREAT_FILE are sent to the server. Now the target path surely exists.</text:p>
        </text:list-item>
        <text:list-item>
          <text:p text:style-name="P13">If the input file is a directory, this method is recursively called on all of its contents and returns.</text:p>
        </text:list-item>
        <text:list-item>
          <text:p text:style-name="P13">A new DVersion of the file on server must be created, so a Requests.CREAT_VERS request is sent.</text:p>
        </text:list-item>
        <text:list-item>
          <text:p text:style-name="P13">A usable block size is determined</text:p>
        </text:list-item>
        <text:list-item>
          <text:p text:style-name="P13">Next, the input file is processed the same way as in rsync, ie. it is read with a „window“ of previously determined size, and if a block of data is found in the database downloaded from server, only the block's identification is sent instead of the whole contents. </text:p>
        </text:list-item>
        <text:list-item>
          <text:p text:style-name="P13">If the client wants to send raw data to the server (data not matched in any present block), it is introduced by sending the (String)"raw_data" request. If a piece of data has matched a block, just the rolling and secure hash values are sent (as Strings).</text:p>
        </text:list-item>
        <text:list-item>
          <text:p text:style-name="P13">Finally, the add operation is ended by sending (String)“end“ to server.</text:p>
        </text:list-item>
      </text:list>
      <text:p text:style-name="P6">private void serveGet(List&lt;String&gt; request)</text:p>
      <text:list xml:id="list1752044468471922252" text:style-name="L6">
        <text:list-item>
          <text:p text:style-name="P14">a helper method to process a „get“ request</text:p>
        </text:list-item>
        <text:list-item>
          <text:p text:style-name="P14">First, it downloads a valid instance of Database from server and checks if the requested file is present.</text:p>
        </text:list-item>
        <text:list-item>
          <text:p text:style-name="P14">If present, a Requests.GET_FILE reqiest is sent to server.</text:p>
        </text:list-item>
        <text:list-item>
          <text:p text:style-name="P14">Next, a List&lt;Byte&gt; is recieved – the contents of the desired file</text:p>
        </text:list-item>
        <text:list-item>
          <text:p text:style-name="P14">The received data are printed on stdout</text:p>
        </text:list-item>
      </text:list>
      <text:p text:style-name="P6"/>
      <text:p text:style-name="P3"><text:soft-page-break/>cz.filipekt.Server <text:span text:style-name="T4">(contains main method)</text:span></text:p>
      <text:list xml:id="list1489634804862963106" text:style-name="L7">
        <text:list-item>
          <text:p text:style-name="P15">When this class is run, it first checks for configuration in the program arguments. If it doesn't find something, the program asks the user to enter the missing data on stdin. Then a new instance of Server class is created and server functinality started.</text:p>
        </text:list-item>
      </text:list>
      <text:p text:style-name="P7"/>
      <text:p text:style-name="P7">public void start()</text:p>
      <text:list xml:id="list4009926003737134211" text:style-name="L8">
        <text:list-item>
          <text:p text:style-name="P16">Server starts accepting connections on a given port and serves the client's requests</text:p>
        </text:list-item>
      </text:list>
      <text:p text:style-name="P7">public void stop()</text:p>
      <text:list xml:id="list1548762914803771577" text:style-name="L9">
        <text:list-item>
          <text:p text:style-name="P17">Saves the current instance of Database to disc</text:p>
        </text:list-item>
        <text:list-item>
          <text:p text:style-name="P17">Saves all the editational scripts to disc</text:p>
        </text:list-item>
      </text:list>
      <text:p text:style-name="P7">private void serve_client(Socket socket)</text:p>
      <text:list xml:id="list2898428720194700492" text:style-name="L10">
        <text:list-item>
          <text:p text:style-name="P18">Opens new Kryo I/O streams on the given „socket“</text:p>
        </text:list-item>
        <text:list-item>
          <text:p text:style-name="P18">Reads a Requests type variable and branches computation according to its value</text:p>
        </text:list-item>
        <text:list-item>
          <text:p text:style-name="P18">In some cases the handling of the request is redelegated to other methods, otherwise it is dealed with in place</text:p>
        </text:list-item>
      </text:list>
      <text:p text:style-name="P7">private List&lt;Byte&gt; serveGet(DFile file_to_get, int index)</text:p>
      <text:list xml:id="list1852741939228735492" text:style-name="L11">
        <text:list-item>
          <text:p text:style-name="P19">If the „index“-th version of „file_to_get“ <text:span text:style-name="T5">is stored as script, the relevant non-script version is loaded, the script is applied and the resulting contents are returned. </text:span></text:p>
        </text:list-item>
        <text:list-item>
          <text:p text:style-name="P21">Else, its contents are directly loaded from disc and returned.</text:p>
        </text:list-item>
      </text:list>
      <text:p text:style-name="P8">private LinkedList&lt;DBlock&gt; loadBlock(Kryo kryo, Input kryo_in, int bsize) </text:p>
      <text:list xml:id="list1689746423815135777" text:style-name="L12">
        <text:list-item>
          <text:p text:style-name="P22">Uses the specified Kryo input objects to represent client input stream </text:p>
        </text:list-item>
        <text:list-item>
          <text:p text:style-name="P22">At first, retrieves a request type from the client</text:p>
        </text:list-item>
        <text:list-item>
          <text:p text:style-name="P22">According to the type, it either just finds and returns an already existing DBlock object, or accepts raw data as a list of bytes and calls create_save_blocks(..) to parse it into blocks and to save the newly-created blocks to disc</text:p>
        </text:list-item>
      </text:list>
      <text:p text:style-name="P7">private void transformBlocksToScript(DVersion base, DVersion new_vers)</text:p>
      <text:list xml:id="list1556772432191428276" text:style-name="L13">
        <text:list-item>
          <text:p text:style-name="P23">Loads the contents of both versions</text:p>
        </text:list-item>
        <text:list-item>
          <text:p text:style-name="P23">DiffUtils classes compute the difference script between <text:span text:style-name="T1">new_vers</text:span> and <text:span text:style-name="T1">base</text:span></text:p>
        </text:list-item>
        <text:list-item>
          <text:p text:style-name="P23">The <text:span text:style-name="T1">new_vers</text:span> block references are deleted and only the new scipt is stored</text:p>
        </text:list-item>
      </text:list>
      <text:p text:style-name="P8">private void transformScriptToBlocks(DVersion base, DVersion actual_object) </text:p>
      <text:list xml:id="list7854783640951628767" text:style-name="L14">
        <text:list-item>
          <text:p text:style-name="P24">Conceptually, the inverse of <text:s/>transformBlocksToScript(..) .</text:p>
        </text:list-item>
      </text:list>
      <text:p text:style-name="P8"/>
      <text:p text:style-name="P3">cz.filipekt.Database</text:p>
      <text:list xml:id="list40302450" text:continue-list="list548120358223534015" text:style-name="L1">
        <text:list-item>
          <text:p text:style-name="P25">Main purpose of this class is to represent the system of files committed to server. Because only the data blocks are actually present as files on the physical disc at server, there must be some place to store the information about the directory system of committed files, the list of blocks each file consists of and other information. This class serves exactly this purpose.</text:p>
        </text:list-item>
        <text:list-item>
          <text:p text:style-name="P25">Various utility methods are present to manipulate files, ie. find or check for existence, add new items …</text:p>
        </text:list-item>
      </text:list>
      <text:p text:style-name="P8">private TreeMap&lt;String,DBlock&gt; block_map</text:p>
      <text:list xml:id="list1962708517118603745" text:style-name="L15">
        <text:list-item>
          <text:p text:style-name="P26">Important member field, maps the block's name (hash + position in hash collision list) to the corresponding DBlock object. The block's name is determined by the static ServerUtils.getName(String hash, int col) method.</text:p>
        </text:list-item>
        <text:list-item>
          <text:p text:style-name="P26">The reason this map exists is to allow for Dblock objects reuse. This is important, because DBlock objects contain some information that should be shared among different files using the block, such as reference count</text:p>
        </text:list-item>
      </text:list>
      <text:p text:style-name="P8">private Map&lt;String,DItem&gt; file_map</text:p>
      <text:list xml:id="list6203646892910654394" text:style-name="L16">
        <text:list-item>
          <text:p text:style-name="P27">Represents the root node of the server virtual filesystem</text:p>
        </text:list-item>
      </text:list>
      <text:p text:style-name="P8"/>
      <text:p text:style-name="P5">cz.filipekt.RollingHash</text:p>
      <text:list xml:id="list7676493821025496201" text:style-name="L17">
        <text:list-item>
          <text:p text:style-name="P28"><text:soft-page-break/>Represents the algorithm used to compute an easy to update “rolling” hash.</text:p>
        </text:list-item>
        <text:list-item>
          <text:p text:style-name="P28">The algorithms moves with a “window” over some input data, moving by one byte always.</text:p>
        </text:list-item>
        <text:list-item>
          <text:p text:style-name="P28">Each time the window moves, a hash value is computed. For this algotithm to work fast, the calculation should somehow use the old value and update it, instead of calculating a whole new value. </text:p>
        </text:list-item>
        <text:list-item>
          <text:p text:style-name="P28">The algorithm uses two values, long A and long B. </text:p>
        </text:list-item>
        <text:list-item>
          <text:p text:style-name="P28">The values of A and B are as following</text:p>
          <text:p text:style-name="P28"><draw:frame draw:style-name="fr1" draw:name="Objekt1" text:anchor-type="as-char" svg:y="-0.713cm" svg:width="4.112cm" svg:height="1.139cm" draw:z-index="0"><draw:object xlink:href="./Object 1" xlink:type="simple" xlink:show="embed" xlink:actuate="onLoad"/><draw:image xlink:href="./ObjectReplacements/Object 1" xlink:type="simple" xlink:show="embed" xlink:actuate="onLoad"/></draw:frame></text:p>
          <text:p text:style-name="P28"><draw:frame draw:style-name="fr1" draw:name="Objekt2" text:anchor-type="as-char" svg:y="-0.713cm" svg:width="6.738cm" svg:height="1.139cm" draw:z-index="1"><draw:object xlink:href="./Object 2" xlink:type="simple" xlink:show="embed" xlink:actuate="onLoad"/><draw:image xlink:href="./ObjectReplacements/Object 2" xlink:type="simple" xlink:show="embed" xlink:actuate="onLoad"/></draw:frame></text:p>
          <text:p text:style-name="P28">where <text:span text:style-name="T1">i</text:span> is index in the “window” block of data</text:p>
        </text:list-item>
        <text:list-item>
          <text:p text:style-name="P28">The actual hash value is held in the B variable, A is used for fast updating.</text:p>
        </text:list-item>
        <text:list-item>
          <text:p text:style-name="P28">When the window moves by one byte, the following operations are done on values A and B. “new” is the new byte , “old” is the byte to be dropped</text:p>
          <text:p text:style-name="P29">A −= old</text:p>
          <text:p text:style-name="P29">A += new</text:p>
          <text:p text:style-name="P29">B -= blocksize * old</text:p>
          <text:p text:style-name="P28"><text:span text:style-name="T6">B += A</text:span></text:p>
        </text:list-item>
      </text:list>
      <text:p text:style-name="P8"><text:span text:style-name="T6"/></text:p>
      <text:p text:style-name="P32">cz.filipekt.Scheduler <text:span text:style-name="T4">(contains main class)</text:span></text:p>
      <text:list xml:id="list4083204750241820192" text:style-name="L18">
        <text:list-item>
          <text:p text:style-name="P33"><text:span text:style-name="T4">When run, it asks user for a path on the client machine to monitor changes, a virtual path on the server machine as a location where to map the client files, and a time interval in which the location should be checked for changes.</text:span></text:p>
        </text:list-item>
        <text:list-item>
          <text:p text:style-name="P33"><text:span text:style-name="T4">Uses the Client class internally to carry out requests.</text:span></text:p>
        </text:list-item>
      </text:list>
      <text:p text:style-name="P8"/>
      <text:p text:style-name="P5">cz.filipekt.ServerUtils</text:p>
      <text:list xml:id="list7972371295964622036" text:style-name="L19">
        <text:list-item>
          <text:p text:style-name="P31"><text:span text:style-name="T4">Contains only static utility methods.</text:span></text:p>
        </text:list-item>
      </text:list>
      <text:p text:style-name="P5"><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mily-generic="roman"/>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7T14:55:22.06</meta:creation-date>
    <dc:date>2012-09-24T20:16:08.73</dc:date>
    <meta:editing-duration>PT5H16M25S</meta:editing-duration>
    <meta:editing-cycles>30</meta:editing-cycles>
    <meta:generator>OpenOffice.org/3.4$Win32 OpenOffice.org_project/340m1$Build-9590</meta:generator>
    <meta:document-statistic meta:table-count="0" meta:image-count="0" meta:object-count="2" meta:page-count="3" meta:paragraph-count="81" meta:word-count="1157" meta:character-count="6747"/>
  </office:meta>
</office:document-meta>
</file>

<file path=Object 1/content.xml><?xml version="1.0" encoding="utf-8"?>
<math xmlns="http://www.w3.org/1998/Math/MathML">
  <semantics>
    <mrow>
      <mrow>
        <mi>A</mi>
        <mo stretchy="false">=</mo>
        <mrow>
          <munderover>
            <mo stretchy="false">∑</mo>
            <mrow>
              <mrow>
                <mi>i</mi>
                <mo stretchy="false">=</mo>
                <mn>0</mn>
              </mrow>
            </mrow>
            <mrow>
              <mrow>
                <mi mathvariant="italic">blocksize</mi>
                <mo stretchy="false">−</mo>
                <mn>1</mn>
              </mrow>
            </mrow>
          </munderover>
          <mi mathvariant="italic">data.get</mi>
        </mrow>
      </mrow>
      <mrow>
        <mo stretchy="false">(</mo>
        <mrow>
          <mi>i</mi>
        </mrow>
        <mo stretchy="false">)</mo>
      </mrow>
    </mrow>
    <annotation encoding="StarMath 5.0">A = sum from{i=0} to{blocksize-1 } data.get(i)</annotation>
  </semantics>
</math>
</file>

<file path=Object 2/content.xml><?xml version="1.0" encoding="utf-8"?>
<math xmlns="http://www.w3.org/1998/Math/MathML">
  <semantics>
    <mrow>
      <mrow>
        <mi>B</mi>
        <mo stretchy="false">=</mo>
        <mrow>
          <mrow>
            <munderover>
              <mo stretchy="false">∑</mo>
              <mrow>
                <mrow>
                  <mi>i</mi>
                  <mo stretchy="false">=</mo>
                  <mn>0</mn>
                </mrow>
              </mrow>
              <mrow>
                <mrow>
                  <mi mathvariant="italic">blocksize</mi>
                  <mo stretchy="false">−</mo>
                  <mn>1</mn>
                </mrow>
              </mrow>
            </munderover>
            <mrow>
              <mo stretchy="false">(</mo>
              <mrow>
                <mrow>
                  <mi mathvariant="italic">blocksize</mi>
                  <mo stretchy="false">−</mo>
                  <mi>i</mi>
                </mrow>
              </mrow>
              <mo stretchy="false">)</mo>
            </mrow>
          </mrow>
          <mo stretchy="false">∗</mo>
          <mi mathvariant="italic">data.get</mi>
        </mrow>
      </mrow>
      <mrow>
        <mo stretchy="false">(</mo>
        <mrow>
          <mi>i</mi>
        </mrow>
        <mo stretchy="false">)</mo>
      </mrow>
    </mrow>
    <annotation encoding="StarMath 5.0">B = sum from{i=0} to{blocksize-1} (blocksize-i)*data.get(i)</annotation>
  </semantics>
</math>
</file>